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ry" svg:font-family="Calibary"/>
    <style:font-face style:name="Lohit Devanagari1" svg:font-family="'Lohit Devanagari'"/>
    <style:font-face style:name="Roboto" svg:font-family="Roboto, Arial, 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fo:font-size="14pt" officeooo:paragraph-rsid="000c1064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6pt" fo:letter-spacing="normal" fo:font-style="normal" style:text-underline-style="solid" style:text-underline-width="auto" style:text-underline-color="font-color" fo:font-weight="bold" officeooo:paragraph-rsid="000c1064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Roboto" fo:font-size="16pt" fo:letter-spacing="normal" fo:font-style="normal" style:text-underline-style="solid" style:text-underline-width="auto" style:text-underline-color="font-color" fo:font-weight="bold" officeooo:rsid="000c1064" officeooo:paragraph-rsid="000c1064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c4043" style:font-name="Roboto" fo:font-size="16pt" fo:letter-spacing="normal" fo:font-style="normal" style:text-underline-style="none" fo:font-weight="bold" officeooo:paragraph-rsid="000c1064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c4043" style:font-name="Roboto" fo:font-size="14pt" fo:letter-spacing="normal" fo:font-style="normal" style:text-underline-style="none" fo:font-weight="bold" officeooo:paragraph-rsid="000c106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Droid Sans Fallback" fo:font-size="14pt" fo:letter-spacing="normal" fo:font-style="normal" style:text-underline-style="solid" style:text-underline-width="auto" style:text-underline-color="font-color" fo:font-weight="bold" officeooo:rsid="000c1064" officeooo:paragraph-rsid="000c106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c4043" style:font-name="Droid Sans Fallback" fo:font-size="6pt" fo:letter-spacing="normal" fo:font-style="normal" style:text-underline-style="solid" style:text-underline-width="auto" style:text-underline-color="font-color" fo:font-weight="bold" officeooo:rsid="000c1064" officeooo:paragraph-rsid="000c1064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Droid Sans Fallback" fo:font-size="14pt" fo:letter-spacing="normal" fo:font-style="normal" style:text-underline-style="solid" style:text-underline-width="auto" style:text-underline-color="font-color" fo:font-weight="bold" officeooo:rsid="000c1064" officeooo:paragraph-rsid="000c1064" style:font-size-asian="14pt" style:font-weight-asian="bold" style:font-size-complex="14pt" style:font-weight-complex="bold"/>
    </style:style>
    <style:style style:name="T1" style:family="text">
      <style:text-properties officeooo:rsid="000c1064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Calibri" fo:font-size="16pt" fo:language="en" fo:country="US" style:font-name-asian="Calibri1" style:font-size-asian="16pt" style:font-name-complex="Calibri1" style:font-size-complex="16pt"/>
    </style:style>
    <style:style style:name="T9" style:family="text">
      <style:text-properties style:font-name="Calibri" fo:language="en" fo:country="US" style:text-underline-style="none" fo:font-weight="normal" style:font-name-asian="Calibri1" style:font-weight-asian="normal" style:font-name-complex="Calibri1" style:font-weight-complex="normal"/>
    </style:style>
    <style:style style:name="T10" style:family="text">
      <style:text-properties style:font-name="Calibri" fo:language="en" fo:country="US" style:font-name-asian="Calibri1" style:font-name-complex="Calibri1"/>
    </style:style>
    <style:style style:name="T11" style:family="text">
      <style:text-properties fo:color="#000000" style:font-name="Calibri" fo:language="en" fo:country="US" style:text-underline-style="none" fo:font-weight="normal" style:font-name-asian="Calibri1" style:font-weight-asian="normal" style:font-name-complex="Calibri1" style:font-weight-complex="normal"/>
    </style:style>
    <style:style style:name="T12" style:family="text">
      <style:text-properties fo:color="#000000" fo:language="en" fo:country="US" style:text-underline-style="none" fo:font-weight="normal" style:font-name-asian="Calibri1" style:font-weight-asian="normal" style:font-name-complex="Calibri1" style:font-weight-complex="normal"/>
    </style:style>
    <style:style style:name="T13" style:family="text">
      <style:text-properties fo:language="en" fo:country="US" style:font-name-asian="Calibri1" style:font-name-complex="Calibri1"/>
    </style:style>
    <style:style style:name="T14" style:family="text">
      <style:text-properties fo:font-size="16pt" fo:language="en" fo:country="US" style:font-name-asian="Calibri1" style:font-size-asian="16pt" style:font-name-complex="Calibri1" style:font-size-complex="16pt"/>
    </style:style>
    <style:style style:name="T15" style:family="text">
      <style:text-properties fo:font-size="15pt" fo:language="en" fo:country="US" style:font-name-asian="Calibri1" style:font-size-asian="15pt" style:font-name-complex="Calibri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UBMITTED BY : <text:s text:c="26"/></text:p>
      <text:p text:style-name="P5"><text:s/>NAME : ZISHNENDU SARKER <text:s text:c="5"/></text:p>
      <text:p text:style-name="P5"><text:s text:c="2"/>ROLL NO.: 2K19/CO/450 <text:s text:c="12"/></text:p>
      <text:p text:style-name="P5">SUBJECT : OOP LAB <text:s text:c="19"/></text:p>
      <text:p text:style-name="P5">LAB ASSIGNMENT NO. : 0<text:span text:style-name="T1">8 <text:s/></text:span><text:s text:c="6"/></text:p>
      <text:p text:style-name="P5"><text:s text:c="5"/></text:p>
      <text:p text:style-name="P5">SUBMITTED TO : <text:s text:c="25"/></text:p>
      <text:p text:style-name="P5">DIKSHA <text:s/>RUHELA MAM <text:s text:c="3"/></text:p>
      <text:p text:style-name="P2">LAB NO. : <text:span text:style-name="T1">8</text:span></text:p>
      <text:p text:style-name="P2"/>
      <text:p text:style-name="P2">LAB <text:span text:style-name="T1">ANSWER</text:span> :</text:p>
      <text:p text:style-name="P2"/>
      <text:p text:style-name="P6"><text:span text:style-name="T7"><text:s/></text:span><text:span text:style-name="T12">A template is a simple and yet very powerful tool in C++. The simple idea is to pass data type as a parameter so that we don’t need to write the same code for different data types. For example, a software company may need sort() for different data types. Rather than writing and maintaining the multiple codes, we can write one sort() and pass data type as a parameter.</text:span></text:p>
      <text:p text:style-name="P1"/>
      <text:p text:style-name="P1"><text:span text:style-name="T13">C++ adds two new keywords to support templates: ‘template’ and ‘typename’. The second keyword can always be replaced by keyword ‘class’.</text:span></text:p>
      <text:p text:style-name="P1"/>
      <text:p text:style-name="P1"><text:span text:style-name="T13">How templates work?</text:span></text:p>
      <text:p text:style-name="P1"><text:span text:style-name="T13"/></text:p>
      <text:p text:style-name="P1"><text:span text:style-name="T13">Templates are expanded at compiler time. This is like macros. The difference is, compiler does type checking before template expansion. The idea is simple, source code contains only function/class, but compiled code may contain multiple copies of same function/class.</text:span></text:p>
      <text:p text:style-name="P1"><text:span text:style-name="T13">Function Templates We write a generic function that can be used for different data types. Examples of function templates are sort(), max(), min(), printArray().</text:span></text:p>
      <text:p text:style-name="P1"><text:span text:style-name="T13">Class Templates Like function templates, class templates are useful when a class defines something that is independent of the data type. Can be useful for classes like LinkedList, BinaryTree, Stack, Queue, Array, etc.</text:span><text:span text:style-name="T15"> </text:span><text:span text:style-name="T13">Like normal parameters, we can pass more than one data types as arguments to templates. The following example demonstrates the same.</text:span></text:p>
      <text:p text:style-name="P7"><text:span text:style-name="T7"/></text:p>
      <text:p text:style-name="P3"><text:soft-page-break/>CODE:<text:span text:style-name="T7"> </text:span></text:p>
      <text:p text:style-name="P3"><text:span text:style-name="T7"><text:s text:c="2"/></text:span></text:p>
      <text:p text:style-name="P8"><text:span text:style-name="T7">1.</text:span></text:p>
      <text:p text:style-name="P8"><text:span text:style-name="T7">#include &lt;iostream&gt;</text:span></text:p>
      <text:p text:style-name="P8"><text:span text:style-name="T7">using namespace std;</text:span></text:p>
      <text:p text:style-name="P8"><text:span text:style-name="T7">template &lt;typename t&gt;</text:span></text:p>
      <text:p text:style-name="P8"><text:span text:style-name="T7">void arr(t a[])</text:span></text:p>
      <text:p text:style-name="P8"><text:span text:style-name="T7">{</text:span></text:p>
      <text:p text:style-name="P8"><text:span text:style-name="T7"><text:tab/>int size;</text:span></text:p>
      <text:p text:style-name="P8"><text:span text:style-name="T7"><text:tab/>cout&lt;&lt;"Please give the size of the array =";</text:span></text:p>
      <text:p text:style-name="P8"><text:span text:style-name="T7"><text:tab/>cin&gt;&gt;size;</text:span></text:p>
      <text:p text:style-name="P8"><text:span text:style-name="T7"><text:tab/>cout&lt;&lt;endl;</text:span></text:p>
      <text:p text:style-name="P8"><text:span text:style-name="T7"><text:tab/>cout&lt;&lt;"Give the elements"&lt;&lt;endl;</text:span></text:p>
      <text:p text:style-name="P8"><text:span text:style-name="T7"><text:tab/>for(int i=0;i&lt;size;i++)</text:span></text:p>
      <text:p text:style-name="P8"><text:span text:style-name="T7"><text:tab/>{</text:span></text:p>
      <text:p text:style-name="P8"><text:span text:style-name="T7"><text:tab/><text:tab/>cin&gt;&gt;a[i];</text:span></text:p>
      <text:p text:style-name="P8"><text:span text:style-name="T7"><text:tab/>}</text:span></text:p>
      <text:p text:style-name="P8"><text:span text:style-name="T7"><text:tab/>cout&lt;&lt;"Here is the given array"&lt;&lt;endl;</text:span></text:p>
      <text:p text:style-name="P8"><text:span text:style-name="T7"><text:tab/>for(int i=0;i&lt;size;i++)</text:span></text:p>
      <text:p text:style-name="P8"><text:span text:style-name="T7"><text:tab/>{</text:span></text:p>
      <text:p text:style-name="P8"><text:span text:style-name="T7"><text:tab/><text:tab/>cout&lt;&lt;a[i]&lt;&lt;" ";</text:span></text:p>
      <text:p text:style-name="P8"><text:span text:style-name="T7"><text:tab/>}</text:span></text:p>
      <text:p text:style-name="P8"><text:span text:style-name="T7"><text:tab/>cout&lt;&lt;endl;</text:span></text:p>
      <text:p text:style-name="P8"><text:span text:style-name="T7"><text:tab/>t temp;</text:span></text:p>
      <text:p text:style-name="P8"><text:span text:style-name="T7"><text:s text:c="4"/>for(int i=0;i&lt;(size-1);i++)</text:span></text:p>
      <text:p text:style-name="P8"><text:span text:style-name="T7"><text:s text:c="4"/>{ <text:s/>for (int j = 0; j &lt; size-i-1; j++)</text:span></text:p>
      <text:p text:style-name="P8"><text:span text:style-name="T7"><text:s text:c="4"/>{</text:span></text:p>
      <text:p text:style-name="P8"><text:span text:style-name="T7"><text:s text:c="8"/>if(a[j]&gt;=a[j+1])</text:span></text:p>
      <text:p text:style-name="P8"><text:span text:style-name="T7"><text:s text:c="8"/>{</text:span></text:p>
      <text:p text:style-name="P8"><text:span text:style-name="T7"><text:s text:c="12"/>temp=a[j];</text:span></text:p>
      <text:p text:style-name="P8"><text:span text:style-name="T7"><text:s text:c="12"/>a[j]=a[j+1];</text:span></text:p>
      <text:p text:style-name="P8"><text:span text:style-name="T7"><text:s text:c="12"/>a[j+1]=temp;</text:span></text:p>
      <text:p text:style-name="P8"><text:span text:style-name="T7"><text:s text:c="12"/></text:span></text:p>
      <text:p text:style-name="P8"><text:span text:style-name="T7"><text:s text:c="8"/>}</text:span></text:p>
      <text:p text:style-name="P8"><text:span text:style-name="T7"><text:s text:c="4"/>}</text:span></text:p>
      <text:p text:style-name="P8"><text:span text:style-name="T7"><text:s text:c="4"/>}</text:span></text:p>
      <text:p text:style-name="P8"><text:span text:style-name="T7"><text:s text:c="4"/>cout&lt;&lt;"Here is the sorted array"&lt;&lt;endl;</text:span></text:p>
      <text:p text:style-name="P8"><text:span text:style-name="T7"><text:s text:c="4"/>for(int i=0;i&lt;size;i++)</text:span></text:p>
      <text:p text:style-name="P8"><text:span text:style-name="T7"><text:s text:c="4"/>{</text:span></text:p>
      <text:p text:style-name="P8"><text:soft-page-break/><text:span text:style-name="T7"><text:s text:c="4"/><text:tab/>cout&lt;&lt;a[i]&lt;&lt;" ";</text:span></text:p>
      <text:p text:style-name="P8"><text:span text:style-name="T7"><text:tab/>}</text:span></text:p>
      <text:p text:style-name="P8"><text:span text:style-name="T7"><text:tab/>cout&lt;&lt;endl;</text:span></text:p>
      <text:p text:style-name="P8"><text:span text:style-name="T7">}</text:span></text:p>
      <text:p text:style-name="P8"><text:span text:style-name="T7">int main()</text:span></text:p>
      <text:p text:style-name="P8"><text:span text:style-name="T7">{ <text:s text:c="4"/>int* a=new int[1000];</text:span></text:p>
      <text:p text:style-name="P8"><text:span text:style-name="T7"><text:s text:c="6"/>arr&lt;int&gt;(a);</text:span></text:p>
      <text:p text:style-name="P8"><text:span text:style-name="T7"><text:s text:c="6"/>float* b=new float[1000];</text:span></text:p>
      <text:p text:style-name="P8"><text:span text:style-name="T7"><text:s text:c="6"/>arr&lt;float&gt;(b);</text:span></text:p>
      <text:p text:style-name="P8"><text:span text:style-name="T7"><text:s text:c="6"/>double* c=new double[1000];</text:span></text:p>
      <text:p text:style-name="P8"><text:span text:style-name="T7"><text:s text:c="6"/>arr&lt;double&gt;(c);</text:span></text:p>
      <text:p text:style-name="P8"><text:span text:style-name="T7">}</text:span></text:p>
      <text:p text:style-name="P8"><text:span text:style-name="T7"/></text:p>
      <text:p text:style-name="P8"><text:span text:style-name="T7"/></text:p>
      <text:p text:style-name="P8"><text:span text:style-name="T7">2.</text:span></text:p>
      <text:p text:style-name="P8"><text:span text:style-name="T7">#include &lt;iostream&gt;</text:span></text:p>
      <text:p text:style-name="P8"><text:span text:style-name="T7">using namespace std;</text:span></text:p>
      <text:p text:style-name="P8"><text:span text:style-name="T7">template &lt;typename t&gt;</text:span></text:p>
      <text:p text:style-name="P8"><text:span text:style-name="T7">class a</text:span></text:p>
      <text:p text:style-name="P8"><text:span text:style-name="T7">{ <text:s text:c="2"/></text:span></text:p>
      <text:p text:style-name="P8"><text:span text:style-name="T7"><text:s text:c="4"/>t x;</text:span></text:p>
      <text:p text:style-name="P8"><text:span text:style-name="T7"><text:s text:c="4"/>t y;</text:span></text:p>
      <text:p text:style-name="P8"><text:span text:style-name="T7"><text:s text:c="4"/>public:</text:span></text:p>
      <text:p text:style-name="P8"><text:span text:style-name="T7"><text:s text:c="5"/>void setdata(t x,t y)</text:span></text:p>
      <text:p text:style-name="P8"><text:span text:style-name="T7"><text:s text:c="5"/>{</text:span></text:p>
      <text:p text:style-name="P8"><text:span text:style-name="T7"><text:s text:c="5"/><text:tab/>this-&gt;x=x;</text:span></text:p>
      <text:p text:style-name="P8"><text:span text:style-name="T7"><text:s text:c="5"/><text:tab/>this-&gt;y=y;</text:span></text:p>
      <text:p text:style-name="P8"><text:span text:style-name="T7"><text:tab/> }</text:span></text:p>
      <text:p text:style-name="P8"><text:span text:style-name="T7"><text:tab/>t add()</text:span></text:p>
      <text:p text:style-name="P8"><text:span text:style-name="T7"><text:tab/>{</text:span></text:p>
      <text:p text:style-name="P8"><text:span text:style-name="T7"><text:tab/><text:tab/>return x+y;</text:span></text:p>
      <text:p text:style-name="P8"><text:span text:style-name="T7"><text:tab/>}<text:tab/></text:span></text:p>
      <text:p text:style-name="P8"><text:span text:style-name="T7">};</text:span></text:p>
      <text:p text:style-name="P8"><text:span text:style-name="T7">int main()</text:span></text:p>
      <text:p text:style-name="P8"><text:span text:style-name="T7">{</text:span></text:p>
      <text:p text:style-name="P8"><text:span text:style-name="T7"><text:tab/>a &lt;int&gt;first;</text:span></text:p>
      <text:p text:style-name="P8"><text:span text:style-name="T7"><text:tab/>first.setdata(4,5);</text:span></text:p>
      <text:p text:style-name="P8"><text:span text:style-name="T7"><text:tab/>cout&lt;&lt;first.add();</text:span></text:p>
      <text:p text:style-name="P8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ary" svg:font-family="Calibary"/>
    <style:font-face style:name="Lohit Devanagari1" svg:font-family="'Lohit Devanagari'"/>
    <style:font-face style:name="Roboto" svg:font-family="Roboto, Arial, sans-serif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22:59:19.475576535</meta:creation-date>
    <dc:date>2020-10-20T23:09:05.537065215</dc:date>
    <meta:editing-duration>PT9M46S</meta:editing-duration>
    <meta:editing-cycles>1</meta:editing-cycles>
    <meta:document-statistic meta:table-count="0" meta:image-count="0" meta:object-count="0" meta:page-count="3" meta:paragraph-count="92" meta:word-count="380" meta:character-count="2652" meta:non-whitespace-character-count="2032"/>
    <meta:generator>LibreOffice/6.0.7.3$Linux_X86_64 LibreOffice_project/00m0$Build-3</meta:generator>
  </office:meta>
</office:document-meta>
</file>